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sans-serif"/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3a1c5" officeooo:paragraph-rsid="0003a1c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4286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41412" style:font-name="Source Sans Pro" fo:font-size="12pt" fo:letter-spacing="normal" fo:font-style="normal" fo:font-weight="normal" officeooo:rsid="0004286c" officeooo:paragraph-rsid="0004286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41412" style:font-name="Source Sans Pro" fo:font-size="12pt" fo:letter-spacing="normal" fo:font-style="normal" fo:font-weight="normal" officeooo:rsid="00057044" officeooo:paragraph-rsid="0005704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412" style:font-name="Source Sans Pro" fo:font-size="12pt" fo:letter-spacing="normal" fo:font-style="normal" fo:font-weight="bold" officeooo:rsid="0004286c" officeooo:paragraph-rsid="0004286c" style:font-weight-asian="bold" style:font-weight-complex="bold"/>
    </style:style>
    <style:style style:name="T1" style:family="text">
      <style:text-properties fo:font-variant="normal" fo:text-transform="none" fo:color="#141412" style:font-name="Source Sans Pro" fo:font-size="12pt" fo:letter-spacing="normal" fo:font-style="normal" fo:font-weight="normal"/>
    </style:style>
    <style:style style:name="T2" style:family="text">
      <style:text-properties fo:font-variant="normal" fo:text-transform="none" fo:color="#141412" style:font-name="Source Sans Pro" fo:font-size="12pt" fo:letter-spacing="normal" fo:font-style="normal" fo:font-weight="normal" officeooo:rsid="0003a1c5"/>
    </style:style>
    <style:style style:name="T3" style:family="text">
      <style:text-properties fo:font-variant="normal" fo:text-transform="none" fo:color="#141412" style:font-name="Source Sans Pro" fo:font-size="12pt" fo:letter-spacing="normal" fo:font-style="normal" fo:font-weight="normal" officeooo:rsid="0004286c" style:font-weight-asian="normal" style:font-weight-complex="normal"/>
    </style:style>
    <style:style style:name="T4" style:family="text">
      <style:text-properties fo:font-variant="normal" fo:text-transform="none" fo:color="#141412" style:font-name="Source Sans Pro" fo:font-size="12pt" fo:letter-spacing="normal" fo:font-style="normal" fo:font-weight="normal" officeooo:rsid="0004286c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04286c" style:font-weight-asian="normal" style:font-weight-complex="normal"/>
    </style:style>
    <style:style style:name="T6" style:family="text">
      <style:text-properties fo:font-size="12pt" fo:font-weight="normal" officeooo:rsid="0003a1c5" style:font-size-asian="10.5pt" style:font-weight-asian="normal" style:font-size-complex="12pt" style:font-weight-complex="normal"/>
    </style:style>
    <style:style style:name="T7" style:family="text">
      <style:text-properties officeooo:rsid="000570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Avaliativo</text:p>
      <text:p text:style-name="P1"/>
      <text:p text:style-name="P2"><text:span text:style-name="T6">O Desenvolvimento Desktop basicamente foi o primeiro a surgir, pois não precisa da conexão com a internet para poder ser executado, um exemplo é o </text:span><text:span text:style-name="T1">Word, Excel, Media Player, etc. </text:span><text:span text:style-name="T2">Já o Desenvolvimento Web precisa da conexão com a internet para poder ser executado, um exemplo <text:s text:c="2"/>são os comércios eletrônicos, mídias sociais, etc. O Desenvolvimento Web utiliza os navegadores , os famosos </text:span><text:span text:style-name="T4">B</text:span><text:span text:style-name="T3">rowser, como por exemplo o Chrome, Safari, I</text:span><text:span text:style-name="T5">nternet Explorer</text:span><text:span text:style-name="T3">, M</text:span><text:span text:style-name="T5">ozilla Firefox</text:span><text:span text:style-name="T3">, etc. Que basicamente é um programa que habilita seus usuários a interagirem com documentos HTML hospedados em um servidor da rede. A vantagem do Desenvolvimento Desktop é que ele não precisa da conexão com a internet, as desvantagem e que a pessoa que ira utilizar não poderá desfrutar dos recursos que o Desenvolvimento Web oferece, como poder comunicar com outros servidores na nuvem. O os programas Desktop precisam ser estalados na máquina já os Web não. Ou seja, o Web pode ser acessado de qualquer lugar e a versão mobile pode ser criada mais facilmente se for usado HTML e JavaScript.</text:span></text:p>
      <text:p text:style-name="P3"/>
      <text:p text:style-name="P5">//<text:span text:style-name="T7">Conclusão </text:span></text:p>
      <text:p text:style-name="P4">Conclui-se que os dois são bons, mas ambos têm suas vantagens e desvantagem, eu acredito que tinha que ter sido desse jeito pois depende das necessidades de quem utilizará o sistema desenvolv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Helvetica, sans-serif"/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19:32.310000000</meta:creation-date>
    <dc:date>2018-02-20T13:56:07.409000000</dc:date>
    <meta:editing-duration>PT6M</meta:editing-duration>
    <meta:editing-cycles>2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4" meta:word-count="209" meta:character-count="1284" meta:non-whitespace-character-count="1076"/>
  </office:meta>
</office:document-meta>
</file>